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30cbd6" officeooo:paragraph-rsid="0030cbd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31f797" officeooo:paragraph-rsid="0031f79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08f86"/>
    </style:style>
    <style:style style:name="T2" style:family="text">
      <style:text-properties officeooo:rsid="0020b146"/>
    </style:style>
    <style:style style:name="T3" style:family="text">
      <style:text-properties officeooo:rsid="002bf5b0"/>
    </style:style>
    <style:style style:name="T4" style:family="text">
      <style:text-properties officeooo:rsid="002dacc8"/>
    </style:style>
    <style:style style:name="T5" style:family="text">
      <style:text-properties officeooo:rsid="002dadd9"/>
    </style:style>
    <style:style style:name="T6" style:family="text">
      <style:text-properties officeooo:rsid="0031f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2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2">a</text:span> dia de retrad en l'entrega resta 0,5 punts de la nota.</text:p>
      <text:p text:style-name="P7"/>
      <text:p text:style-name="P5">Tasca <text:span text:style-name="T6">2</text:span>:</text:p>
      <text:p text:style-name="P8"/>
      <text:p text:style-name="P12">Cerca informació relativa a diversos tipos de termòmetres i sondes de temperatura. Explica els principis de funcionament.</text:p>
      <text:p text:style-name="P12"/>
      <text:p text:style-name="P8">Envia <text:span text:style-name="T1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6">lluns</text:span> <text:span text:style-name="T6">20</text:span>/<text:span text:style-name="T1">10</text:span>/2<text:span text:style-name="T3">5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08f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2T19:00:40.040073592</dc:date>
    <meta:editing-duration>PT16M52S</meta:editing-duration>
    <meta:editing-cycles>41</meta:editing-cycles>
    <meta:document-statistic meta:table-count="0" meta:image-count="0" meta:object-count="0" meta:page-count="1" meta:paragraph-count="8" meta:word-count="67" meta:character-count="434" meta:non-whitespace-character-count="373"/>
  </office:meta>
</office:document-meta>
</file>